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warm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0476190476190476" calcext:value-type="float">
            <text:p>0.047619047619047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20:07:02.357016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4T20:07:30.200562100</dc:date>
    <meta:editing-duration>P4DT15H14M38S</meta:editing-duration>
    <meta:editing-cycles>143</meta:editing-cycles>
    <meta:generator>LibreOffice/25.2.2.2$Windows_X86_64 LibreOffice_project/7370d4be9e3cf6031a51beef54ff3bda878e3fac</meta:generator>
    <meta:document-statistic meta:table-count="1" meta:cell-count="1053" meta:object-count="0"/>
  </office:meta>
</office:document-meta>
</file>